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4b6d8" officeooo:paragraph-rsid="0004b6d8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4b6d8" officeooo:paragraph-rsid="0004b6d8" style:font-size-asian="16pt" style:font-weight-asian="bold" style:font-size-complex="16pt" style:font-weight-complex="bold"/>
    </style:style>
    <style:style style:name="T1" style:family="text">
      <style:text-properties officeooo:rsid="000330d4"/>
    </style:style>
    <style:style style:name="T2" style:family="text">
      <style:text-properties officeooo:rsid="0003ec84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5b6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5 撿紅點</text:p>
      <text:p text:style-name="P5">程式流程</text:p>
      <text:p text:style-name="P3">總共四位玩家進行遊戲，一人6張牌，計分方式為 : 紅心方塊2~8的點數為數字本身，9~13為10點，1為20點，黑色花色除了黑桃1有10點外，其他一律沒有點，最後點數最高者獲勝。首先宣告一物件<text:span text:style-name="T1">Poker，印出手牌和場上的牌後直接進入run()函式，</text:span>玩家先開始遊戲(人)，先進入<text:span text:style-name="T2">decide函式，紀錄手牌是否有可配對的牌，若有則玩家輸入要的出牌以及在場上要配對的牌，若沒有則選擇要放到場上的牌。每出完一次手牌，不論玩家手上是否有可配對的牌，都要從還未分發的牌中隨機選取一張，若能與場上的牌配對則配對，若不能則放入場上。最後計算出每位玩家的得分，最高者獲勝，使用overwrite技術輸出每位玩家的得分。</text:span></text:p>
      <text:p text:style-name="P2"/>
      <text:p text:style-name="P5">函式及變數說明</text:p>
      <text:p text:style-name="P5">friend ostream &amp;operator&lt;&lt;( ostream &amp;, const Card &amp;) : <text:span text:style-name="T8">overwrite用法，本次使用在最後輸出玩家點數，即顯示贏家時。</text:span></text:p>
      <text:p text:style-name="P5"><text:span text:style-name="T8"/></text:p>
      <text:p text:style-name="P4"><text:span text:style-name="T6">player[4] :</text:span> 四位玩家的手牌。</text:p>
      <text:p text:style-name="P4"/>
      <text:p text:style-name="P4"><text:span text:style-name="T6">CanPlay[4] :</text:span> 每輪每位玩家手中可出的牌。</text:p>
      <text:p text:style-name="P4"/>
      <text:p text:style-name="P4"><text:span text:style-name="T6">screen :</text:span> 牌面上的牌。</text:p>
      <text:p text:style-name="P4"/>
      <text:p text:style-name="P4"><text:span text:style-name="T6">TotalPoint[4] : </text:span>計算每位玩家的點數。</text:p>
      <text:p text:style-name="P4"/>
      <text:p text:style-name="P4"><text:span text:style-name="T6">Record[4][13] :</text:span> 紀錄已被分發出去的牌。</text:p>
      <text:p text:style-name="P4"/>
      <text:p text:style-name="P4"><text:span text:style-name="T6">bool run() : </text:span>主程式，會先呼叫decide()判斷是否有牌可配對，有的話再呼叫CountPoint(pair&lt;int,int&gt; deck,pair&lt;int,int&gt; deck2,int a)記錄點數，之後再呼叫FlopCard(int a)處理翻牌的程序，最後會呼叫PrintScreen()和PrintHuman()印出手牌及場上的牌。</text:p>
      <text:p text:style-name="P4"/>
      <text:p text:style-name="P6">bool decide(int a) : <text:span text:style-name="T7">傳入參數a為第幾個玩家，判斷手牌是否有可配對的牌，有則回傳true，沒有則回傳false。</text:span></text:p>
      <text:p text:style-name="P6"><text:span text:style-name="T7"/></text:p>
      <text:p text:style-name="P6"><text:soft-page-break/><text:span text:style-name="T7">v</text:span>oid CountPoint(pair&lt;int,int&gt; deck,pair&lt;int,int&gt; deck2,int a) : <text:span text:style-name="T7">傳進兩個pair為手牌中選擇配對的牌及場上被配對的牌，a為第幾個玩家，此函數用來計算點數。</text:span></text:p>
      <text:p text:style-name="P6"><text:span text:style-name="T7"/></text:p>
      <text:p text:style-name="P6">void FlopCard(int a) :<text:span text:style-name="T7"> 處理翻牌程序，優先配對有點數的牌。</text:span></text:p>
      <text:p text:style-name="P6"><text:span text:style-name="T7"/></text:p>
      <text:p text:style-name="P6">void PrintScreen() :<text:span text:style-name="T7"> 印出場上的牌。</text:span></text:p>
      <text:p text:style-name="P6"><text:span text:style-name="T7"/></text:p>
      <text:p text:style-name="P6">void PrintHuman() :<text:span text:style-name="T7"> 印出人的手牌。</text:span></text:p>
      <text:p text:style-name="P6"><text:span text:style-name="T5"/></text:p>
      <text:p text:style-name="P6"><text:span text:style-name="T5"/></text:p>
      <text:p text:style-name="P4"><text:span text:style-name="T3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5T07:03:22.823000000</meta:creation-date>
    <dc:date>2020-06-25T07:45:39.467000000</dc:date>
    <meta:editing-duration>PT6M3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16" meta:word-count="577" meta:character-count="965" meta:non-whitespace-character-count="916"/>
  </office:meta>
</office:document-meta>
</file>